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3a1d2" officeooo:paragraph-rsid="0003a1d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Który dzień tygodnia jest największy?</text:p>
      <text:p text:style-name="P1"/>
      <text:p text:style-name="P1">2. Czy suma środy i poniedziałku jest większa od piątku?</text:p>
      <text:p text:style-name="P1"/>
      <text:p text:style-name="P1">3. Co jest większe: poniedziałek czy czwartek?</text:p>
      <text:p text:style-name="P1"/>
      <text:p text:style-name="P1">4. Czy suma środy i niedzieli jest większa od poniedziałku?</text:p>
      <text:p text:style-name="P1"/>
      <text:p text:style-name="P1">5. Czy sobota jest co najmniej 2 razy większa od niedzieli?</text:p>
      <text:p text:style-name="P1"/>
      <text:p text:style-name="P1">6. Czy środa jest co najmniej 4 razy większa od niedzieli?</text:p>
      <text:p text:style-name="P1"/>
      <text:p text:style-name="P1">7. Co jest większe: sobota czy wtorek?</text:p>
      <text:p text:style-name="P1"/>
      <text:p text:style-name="P1">8. Co jest większe: suma wtorku i środy czy suma poniedzialku i niedzieli?</text:p>
      <text:p text:style-name="P1"/>
      <text:p text:style-name="P1">9. Czy wygodnie pracowało się z wykresem?</text:p>
      <text:p text:style-name="P1"/>
      <text:p text:style-name="P1"/>
      <text:p text:style-name="P1"/>
      <text:p text:style-name="P1"/>
      <text:p text:style-name="P1"/>
      <text:p text:style-name="P1">1. Który dzień tygodnia jest największy?</text:p>
      <text:p text:style-name="P1"/>
      <text:p text:style-name="P1">2. Czy suma środy i poniedziałku jest większa od piątku?</text:p>
      <text:p text:style-name="P1"/>
      <text:p text:style-name="P1">3. Co jest większe: poniedziałek czy czwartek?</text:p>
      <text:p text:style-name="P1"/>
      <text:p text:style-name="P1">4. Czy suma środy i niedzieli jest większa od poniedziałku?</text:p>
      <text:p text:style-name="P1"/>
      <text:p text:style-name="P1">5. Czy sobota jest co najmniej 2 razy większa od niedzieli?</text:p>
      <text:p text:style-name="P1"/>
      <text:p text:style-name="P1">6. Czy środa jest co najmniej 4 razy większa od niedzieli?</text:p>
      <text:p text:style-name="P1"/>
      <text:p text:style-name="P1">7. Co jest większe: sobota czy wtorek?</text:p>
      <text:p text:style-name="P1"/>
      <text:p text:style-name="P1">8. Co jest większe: suma wtorku i środy czy suma poniedzialku i niedzieli?</text:p>
      <text:p text:style-name="P1"/>
      <text:p text:style-name="P1">9. Czy wygodnie pracowało się z wykresem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11:28.231460240</meta:creation-date>
    <dc:date>2018-11-12T19:17:20.383353462</dc:date>
    <meta:editing-duration>PT5M53S</meta:editing-duration>
    <meta:editing-cycles>1</meta:editing-cycles>
    <meta:document-statistic meta:table-count="0" meta:image-count="0" meta:object-count="0" meta:page-count="1" meta:paragraph-count="18" meta:word-count="164" meta:character-count="942" meta:non-whitespace-character-count="796"/>
    <meta:generator>LibreOffice/5.1.6.2$Linux_X86_64 LibreOffice_project/10m0$Build-2</meta:generator>
  </office:meta>
</office:document-meta>
</file>